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2pt" officeooo:rsid="001aa0bb" officeooo:paragraph-rsid="001c2583" style:font-size-asian="12pt" style:font-size-complex="12pt"/>
    </style:style>
    <style:style style:name="P2" style:family="paragraph" style:parent-style-name="Preformatted_20_Text">
      <style:text-properties style:font-name="Liberation Serif" fo:font-size="12pt" officeooo:rsid="001c2583" officeooo:paragraph-rsid="001c2583" style:font-size-asian="12pt" style:font-size-complex="12pt"/>
    </style:style>
    <style:style style:name="P3" style:family="paragraph" style:parent-style-name="Preformatted_20_Text">
      <style:text-properties style:font-name="Liberation Serif" fo:font-size="12pt" style:text-underline-style="solid" style:text-underline-width="auto" style:text-underline-color="font-color" fo:font-weight="bold" officeooo:rsid="001c2583" officeooo:paragraph-rsid="001c2583" style:font-size-asian="12pt" style:font-weight-asian="bold" style:font-size-complex="12pt" style:font-weight-complex="bold"/>
    </style:style>
    <style:style style:name="P4" style:family="paragraph" style:parent-style-name="Preformatted_20_Text">
      <style:text-properties style:font-name="Liberation Serif" fo:font-size="12pt" style:text-underline-style="solid" style:text-underline-width="auto" style:text-underline-color="font-color" fo:font-weight="bold" officeooo:rsid="001de535" officeooo:paragraph-rsid="001de535" style:font-size-asian="12pt" style:font-weight-asian="bold" style:font-size-complex="12pt" style:font-weight-complex="bold"/>
    </style:style>
    <style:style style:name="P5" style:family="paragraph" style:parent-style-name="Preformatted_20_Text">
      <style:text-properties officeooo:paragraph-rsid="001c2583"/>
    </style:style>
    <style:style style:name="P6" style:family="paragraph" style:parent-style-name="Preformatted_20_Text">
      <style:paragraph-properties style:writing-mode="lr-tb"/>
      <style:text-properties style:font-name="Liberation Serif" fo:font-size="12pt" officeooo:paragraph-rsid="001c2583" style:font-size-asian="12pt" style:font-size-complex="12pt"/>
    </style:style>
    <style:style style:name="P7" style:family="paragraph" style:parent-style-name="Preformatted_20_Text">
      <style:paragraph-properties style:writing-mode="lr-tb"/>
      <style:text-properties style:font-name="Liberation Serif" fo:font-size="12pt" officeooo:rsid="001de535" officeooo:paragraph-rsid="001de535" style:font-size-asian="12pt" style:font-size-complex="12pt"/>
    </style:style>
    <style:style style:name="P8" style:family="paragraph" style:parent-style-name="Preformatted_20_Text">
      <style:paragraph-properties style:writing-mode="lr-tb"/>
      <style:text-properties style:font-name="Liberation Serif" fo:font-size="12pt" style:text-underline-style="solid" style:text-underline-width="auto" style:text-underline-color="font-color" fo:font-weight="bold" officeooo:rsid="001de535" officeooo:paragraph-rsid="001de535" style:font-size-asian="12pt" style:font-weight-asian="bold" style:font-size-complex="12pt" style:font-weight-complex="bold"/>
    </style:style>
    <style:style style:name="P9" style:family="paragraph" style:parent-style-name="Preformatted_20_Text" style:list-style-name="L1">
      <style:text-properties style:font-name="Liberation Serif" fo:font-size="12pt" officeooo:rsid="001aa0bb" officeooo:paragraph-rsid="001c2583" style:font-size-asian="12pt" style:font-size-complex="12pt"/>
    </style:style>
    <style:style style:name="P10" style:family="paragraph" style:parent-style-name="Preformatted_20_Text" style:list-style-name="L1">
      <style:text-properties style:font-name="Liberation Serif" fo:font-size="12pt" officeooo:rsid="00608abb" officeooo:paragraph-rsid="001c2583" style:font-size-asian="12pt" style:font-size-complex="12pt"/>
    </style:style>
    <style:style style:name="P11" style:family="paragraph" style:parent-style-name="Preformatted_20_Text" style:list-style-name="L2">
      <style:text-properties style:font-name="Liberation Serif" fo:font-size="12pt" officeooo:rsid="001c2583" officeooo:paragraph-rsid="001c2583" style:font-size-asian="12pt" style:font-size-complex="12pt"/>
    </style:style>
    <style:style style:name="P12" style:family="paragraph" style:parent-style-name="Preformatted_20_Text" style:list-style-name="L2">
      <style:text-properties style:font-name="Liberation Serif" fo:font-size="12pt" officeooo:rsid="001de535" officeooo:paragraph-rsid="001de535" style:font-size-asian="12pt" style:font-size-complex="12pt"/>
    </style:style>
    <style:style style:name="P13" style:family="paragraph" style:parent-style-name="Preformatted_20_Text" style:list-style-name="L2">
      <style:paragraph-properties style:writing-mode="lr-tb"/>
      <style:text-properties style:font-name="Liberation Serif" fo:font-size="12pt" officeooo:rsid="001de535" officeooo:paragraph-rsid="001de535" style:font-size-asian="12pt" style:font-size-complex="12pt"/>
    </style:style>
    <style:style style:name="P14" style:family="paragraph" style:parent-style-name="Preformatted_20_Text" style:list-style-name="L3">
      <style:paragraph-properties style:writing-mode="lr-tb"/>
      <style:text-properties style:font-name="Liberation Serif" fo:font-size="12pt" officeooo:paragraph-rsid="001de535" style:font-size-asian="12pt" style:font-size-complex="12pt"/>
    </style:style>
    <style:style style:name="P15" style:family="paragraph" style:parent-style-name="Preformatted_20_Text" style:list-style-name="L3">
      <style:paragraph-properties style:writing-mode="lr-tb"/>
      <style:text-properties style:font-name="Liberation Serif" fo:font-size="12pt" officeooo:rsid="001c2583" officeooo:paragraph-rsid="001de535" style:font-size-asian="12pt" style:font-size-complex="12pt"/>
    </style:style>
    <style:style style:name="P16" style:family="paragraph" style:parent-style-name="Preformatted_20_Text" style:list-style-name="L3">
      <style:paragraph-properties style:writing-mode="lr-tb"/>
      <style:text-properties officeooo:paragraph-rsid="001de535"/>
    </style:style>
    <style:style style:name="T1" style:family="text">
      <style:text-properties officeooo:rsid="00608abb"/>
    </style:style>
    <style:style style:name="T2" style:family="text">
      <style:text-properties officeooo:rsid="000f4060"/>
    </style:style>
    <style:style style:name="T3" style:family="text">
      <style:text-properties officeooo:rsid="001c2583"/>
    </style:style>
    <style:style style:name="T4" style:family="text">
      <style:text-properties style:font-name="Liberation Serif" fo:font-size="12pt" officeooo:rsid="001de535" style:font-size-asian="12pt" style:font-size-complex="12pt"/>
    </style:style>
    <style:style style:name="T5" style:family="text">
      <style:text-properties style:font-name="Liberation Serif" fo:font-size="12pt" officeooo:rsid="001e0956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omain Model Description</text:p>
      <text:list xml:id="list2322048634" text:style-name="L1">
        <text:list-item>
          <text:p text:style-name="P9">A Company has <text:span text:style-name="T1">m</text:span>any Employees. <text:span text:style-name="T1">Employee has monthly salary. </text:span></text:p>
        </text:list-item>
        <text:list-item>
          <text:p text:style-name="P9">Employee <text:span text:style-name="T1">can have one of these Designation – Senior Developer, </text:span>Developer or Associate. </text:p>
        </text:list-item>
        <text:list-item>
          <text:p text:style-name="P10">The Yearly Bonus structure for the employee depends on the designation</text:p>
          <text:list>
            <text:list-item>
              <text:p text:style-name="P10">For Senior Developer, Annual Bonus is 3 months salary</text:p>
            </text:list-item>
            <text:list-item>
              <text:p text:style-name="P10">For Developer, Annual Bonus is 2 months salary</text:p>
            </text:list-item>
            <text:list-item>
              <text:p text:style-name="P10">For Associate, Annual Bonus is 1 months salary</text:p>
            </text:list-item>
          </text:list>
        </text:list-item>
        <text:list-item>
          <text:p text:style-name="P10">Each Employee also has one of these <text:span text:style-name="T2">project </text:span>roles – Java Programmer, SQL Programmer, C Programmer. </text:p>
        </text:list-item>
        <text:list-item>
          <text:p text:style-name="P9"><text:span text:style-name="T1">Each </text:span>Employee has a Manager <text:span text:style-name="T1">to whom he/she reports</text:span>. </text:p>
        </text:list-item>
        <text:list-item>
          <text:p text:style-name="P9">A Manager is also employee of the company. </text:p>
        </text:list-item>
        <text:list-item>
          <text:p text:style-name="P10">Manager also has monthly salary. Annual bonus for Manager is 4 months of monthly salary</text:p>
        </text:list-item>
        <text:list-item>
          <text:p text:style-name="P9">A Manager has many employees <text:span text:style-name="T1">(and at least 1 employee) </text:span>reporting to him/her. </text:p>
        </text:list-item>
        <text:list-item>
          <text:p text:style-name="P9">Employee can have at most 3 addresses. The addresses possible are permanent address, current address and office address. <text:span text:style-name="T1">Each Address can have as many appropriate fields</text:span></text:p>
        </text:list-item>
      </text:list>
      <text:p text:style-name="P1"/>
      <text:p text:style-name="P4">TODO:</text:p>
      <text:list xml:id="list1922919679" text:style-name="L2">
        <text:list-item>
          <text:p text:style-name="P11">Print all managers in a company</text:p>
        </text:list-item>
        <text:list-item>
          <text:p text:style-name="P11">Print all employees reporting to each manager</text:p>
        </text:list-item>
        <text:list-item>
          <text:p text:style-name="P11">Print address slips for each employees</text:p>
        </text:list-item>
        <text:list-item>
          <text:p text:style-name="P12">Create a UML Class Diagram and </text:p>
        </text:list-item>
        <text:list-item>
          <text:p text:style-name="P13">Create a UML sequence Diagram for the significant flows</text:p>
        </text:list-item>
      </text:list>
      <text:p text:style-name="P2"/>
      <text:p text:style-name="P3">Remember the modus operandi:</text:p>
      <text:list xml:id="list2963436627" text:style-name="L3">
        <text:list-item>
          <text:p text:style-name="P15">No need to code elaborate data input mechanisms. Just create data in the main itself. </text:p>
        </text:list-item>
        <text:list-item>
          <text:p text:style-name="P14">Do not code specific data in the Domain Model Do not put specific <text:span text:style-name="T3">employee manager objects etc. </text:span>in Domain Model </text:p>
        </text:list-item>
        <text:list-item>
          <text:p text:style-name="P16"><text:span text:style-name="T4">Follow </text:span>AAA of Code-Test = Arrange, Act, Assert <text:span text:style-name="T4">for creating data and then acting on model to process data</text:span></text:p>
        </text:list-item>
        <text:list-item>
          <text:p text:style-name="P16"><text:span text:style-name="T4">Use type safe classes instead of plain enums/typedef (For samples see – Statement.h and Statement.cpp - </text:span><text:span text:style-name="T5">attached</text:span><text:span text:style-name="T4">)</text:span></text:p>
        </text:list-item>
      </text:list>
      <text:p text:style-name="P7"/>
      <text:p text:style-name="P8">Hints:</text:p>
      <text:p text:style-name="P7">Use Composite Pattern</text:p>
      <text:p text:style-name="P7">Use CRC Techniques</text:p>
      <text:p text:style-name="P7">Use inheritance only when required</text:p>
      <text:p text:style-name="P7">Model the roles as composition instead of folding back as inheritance into the composing class</text:p>
      <text:p text:style-name="P6"/>
      <text:p text:style-name="P5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19:47:53.878000000</meta:creation-date>
    <dc:date>2017-12-08T20:17:52.395000000</dc:date>
    <meta:editing-duration>PT16M35S</meta:editing-duration>
    <meta:editing-cycles>2</meta:editing-cycles>
    <meta:generator>LibreOffice/5.4.1.2$Windows_x86 LibreOffice_project/ea7cb86e6eeb2bf3a5af73a8f7777ac570321527</meta:generator>
    <meta:document-statistic meta:table-count="0" meta:image-count="0" meta:object-count="0" meta:page-count="1" meta:paragraph-count="29" meta:word-count="303" meta:character-count="1764" meta:non-whitespace-character-count="1499"/>
  </office:meta>
</office:document-meta>
</file>